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은 바탕" svg:font-family="'은 바탕'"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Palatino" fo:font-size="10pt" fo:font-weight="bold" style:font-size-asian="10pt" style:font-weight-asian="bold" style:font-name-complex="Palatino" style:font-size-complex="10pt"/>
    </style:style>
    <style:style style:name="P3" style:family="paragraph" style:parent-style-name="Header">
      <style:paragraph-properties fo:text-align="center" style:justify-single-word="false"/>
      <style:text-properties fo:font-size="22pt" fo:font-weight="bold" style:font-size-asian="22pt" style:font-weight-asian="bold" style:font-size-complex="22pt"/>
    </style:style>
    <style:style style:name="P4" style:family="paragraph" style:parent-style-name="Footer">
      <style:paragraph-properties fo:text-align="center" style:justify-single-word="false"/>
      <style:text-properties fo:font-size="8pt" style:font-size-asian="8pt" style:font-size-complex="8pt"/>
    </style:style>
    <style:style style:name="P5" style:family="paragraph" style:parent-style-name="Footer">
      <style:paragraph-properties fo:text-align="center" style:justify-single-word="false"/>
      <style:text-properties style:font-name="Times New Roman" fo:font-size="8pt" officeooo:rsid="00034cd7" style:font-size-asian="8pt" style:font-name-complex="Times New Roman" style:font-size-complex="8pt"/>
    </style:style>
    <style:style style:name="P6" style:family="paragraph" style:parent-style-name="Footer">
      <style:paragraph-properties fo:text-align="center" style:justify-single-word="false"/>
      <style:text-properties style:font-name="Palatino" fo:font-size="8pt" style:font-size-asian="8pt" style:font-name-complex="Palatino" style:font-size-complex="8pt"/>
    </style:style>
    <style:style style:name="P7" style:family="paragraph" style:parent-style-name="Standard">
      <style:paragraph-properties fo:text-align="center" style:justify-single-word="false"/>
      <style:text-properties style:font-name="Times New Roman" fo:font-size="8pt" officeooo:rsid="00034cd7" officeooo:paragraph-rsid="00034cd7" style:font-size-asian="8pt" style:font-name-complex="Times New Roman" style:font-size-complex="8pt"/>
    </style:style>
    <style:style style:name="P8" style:family="paragraph" style:parent-style-name="Standard">
      <style:paragraph-properties fo:text-align="center" style:justify-single-word="false"/>
      <style:text-properties style:font-name="Times New Roman" fo:font-size="8pt" officeooo:rsid="000ecc15" officeooo:paragraph-rsid="00034cd7" style:font-size-asian="8pt" style:font-name-complex="Times New Roman" style:font-size-complex="8pt"/>
    </style:style>
    <style:style style:name="P9" style:family="paragraph" style:parent-style-name="Standard">
      <style:text-properties fo:font-weight="bold" style:font-weight-asian="bold"/>
    </style:style>
    <style:style style:name="P10" style:family="paragraph" style:parent-style-name="Standard">
      <style:text-properties fo:font-size="8pt" fo:font-weight="bold" style:font-size-asian="8pt" style:font-weight-asian="bold"/>
    </style:style>
    <style:style style:name="P11" style:family="paragraph" style:parent-style-name="Standard">
      <style:text-properties fo:font-size="8pt" fo:font-weight="bold" style:font-size-asian="8pt" style:font-weight-asian="bold" style:font-size-complex="8pt"/>
    </style:style>
    <style:style style:name="P12" style:family="paragraph" style:parent-style-name="Standard">
      <style:paragraph-properties fo:text-align="justify" style:justify-single-word="false"/>
      <style:text-properties fo:font-size="8pt" style:font-size-asian="8pt" style:font-size-complex="8pt"/>
    </style:style>
    <style:style style:name="P13" style:family="paragraph" style:parent-style-name="Standard">
      <style:text-properties fo:font-size="10pt" fo:font-weight="bold" style:font-size-asian="10pt" style:font-weight-asian="bold"/>
    </style:style>
    <style:style style:name="P14" style:family="paragraph" style:parent-style-name="Standard">
      <style:paragraph-properties>
        <style:tab-stops>
          <style:tab-stop style:position="0.953cm"/>
        </style:tab-stops>
      </style:paragraph-properties>
      <style:text-properties fo:font-size="10pt" fo:font-weight="bold" style:font-size-asian="10pt" style:font-weight-asian="bold"/>
    </style:style>
    <style:style style:name="P15" style:family="paragraph" style:parent-style-name="Standard">
      <style:paragraph-properties>
        <style:tab-stops>
          <style:tab-stop style:position="0.953cm"/>
        </style:tab-stops>
      </style:paragraph-properties>
      <style:text-properties fo:font-size="10pt" fo:font-weight="bold" style:font-size-asian="10pt" style:font-weight-asian="bold"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ab-stops>
          <style:tab-stop style:position="12.7cm" style:type="right"/>
        </style:tab-stops>
      </style:paragraph-properties>
    </style:style>
    <style:style style:name="P18" style:family="paragraph" style:parent-style-name="Standard">
      <style:paragraph-properties fo:text-align="justify" style:justify-single-word="false"/>
      <style:text-properties officeooo:paragraph-rsid="00296c55"/>
    </style:style>
    <style:style style:name="P19" style:family="paragraph" style:parent-style-name="Standard">
      <style:paragraph-properties fo:text-align="justify" style:justify-single-word="false"/>
      <style:text-properties fo:font-size="6pt" style:font-size-asian="6pt" style:font-size-complex="6pt"/>
    </style:style>
    <style:style style:name="P20" style:family="paragraph" style:parent-style-name="Standard">
      <loext:graphic-properties draw:fill="solid" draw:fill-color="#ffffff" draw:opacity="100%"/>
      <style:paragraph-properties fo:text-align="justify" style:justify-single-word="false" fo:background-color="#ffffff"/>
      <style:text-properties fo:font-size="6pt" style:font-size-asian="6pt" style:font-size-complex="6pt"/>
    </style:style>
    <style:style style:name="P21" style:family="paragraph" style:parent-style-name="Standard">
      <style:text-properties fo:font-size="11pt" style:font-size-asian="11pt" style:font-size-complex="11pt"/>
    </style:style>
    <style:style style:name="P22" style:family="paragraph" style:parent-style-name="Standard">
      <loext:graphic-properties draw:fill="solid" draw:fill-color="#ffffff" draw:opacity="100%"/>
      <style:paragraph-properties fo:line-height="150%" fo:text-align="center" style:justify-single-word="false" fo:background-color="#ffffff"/>
      <style:text-properties fo:font-size="11pt" fo:font-weight="bold" style:font-size-asian="11pt" style:font-weight-asian="bold" style:font-size-complex="11pt"/>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weight="normal" officeooo:rsid="0025622f" officeooo:paragraph-rsid="0025622f" style:font-weight-asian="normal" style:font-weight-complex="normal"/>
    </style:style>
    <style:style style:name="P25" style:family="paragraph" style:parent-style-name="Standard">
      <style:paragraph-properties fo:margin-left="9.991cm" fo:margin-right="0cm" fo:text-indent="1.249cm" style:auto-text-indent="false"/>
    </style:style>
    <style:style style:name="P26" style:family="paragraph" style:parent-style-name="Preformatted_20_Text">
      <style:paragraph-properties fo:text-align="justify" style:justify-single-word="false"/>
      <style:text-properties style:font-name="Times New Roman" fo:font-size="12pt" fo:font-weight="normal" officeooo:rsid="0022971b" officeooo:paragraph-rsid="002cae6f" style:font-size-asian="12pt" style:font-weight-asian="normal" style:font-name-complex="Times New Roman" style:font-size-complex="12pt" style:font-weight-complex="normal"/>
    </style:style>
    <style:style style:name="P27" style:family="paragraph" style:parent-style-name="Standard">
      <style:text-properties style:font-name="Times New Roman" fo:font-size="12pt" fo:font-weight="normal" officeooo:rsid="00295b6c" officeooo:paragraph-rsid="002cae6f" style:font-size-asian="12pt" style:font-weight-asian="normal" style:font-name-complex="Times New Roman" style:font-size-complex="12pt" style:font-weight-complex="normal"/>
    </style:style>
    <style:style style:name="P28" style:family="paragraph" style:parent-style-name="Standard">
      <style:paragraph-properties fo:text-align="justify" style:justify-single-word="false"/>
    </style:style>
    <style:style style:name="P29" style:family="paragraph" style:parent-style-name="Standard" style:list-style-name="WW8Num1">
      <style:paragraph-properties fo:text-align="justify" style:justify-single-word="false"/>
    </style:style>
    <style:style style:name="P30" style:family="paragraph" style:parent-style-name="Standard">
      <style:text-properties fo:font-size="10pt" fo:font-weight="bold" officeooo:rsid="002cae6f" officeooo:paragraph-rsid="002cae6f" style:font-size-asian="10pt" style:font-weight-asian="bold"/>
    </style:style>
    <style:style style:name="P31" style:family="paragraph" style:parent-style-name="Standard">
      <style:text-properties fo:font-weight="normal" officeooo:paragraph-rsid="002cae6f" style:font-weight-asian="normal"/>
    </style:style>
    <style:style style:name="P32" style:family="paragraph" style:parent-style-name="Standard">
      <style:paragraph-properties fo:text-align="justify" style:justify-single-word="false"/>
      <style:text-properties fo:font-style="italic" officeooo:rsid="002cae6f" officeooo:paragraph-rsid="002cae6f" style:font-style-asian="italic" style:font-style-complex="italic"/>
    </style:style>
    <style:style style:name="P33" style:family="paragraph" style:parent-style-name="Standard" style:master-page-name="First_20_Page">
      <style:paragraph-properties style:page-number="auto"/>
    </style:style>
    <style:style style:name="T1" style:family="text">
      <style:text-properties style:font-name="Palatino" fo:font-size="10pt" fo:font-weight="bold" style:font-size-asian="10pt" style:font-weight-asian="bold" style:font-name-complex="Palatino" style:font-size-complex="10pt"/>
    </style:style>
    <style:style style:name="T2" style:family="text">
      <style:text-properties style:font-name="Palatino" fo:font-size="10pt" fo:font-weight="bold" style:font-name-asian="Palatino" style:font-size-asian="10pt" style:font-weight-asian="bold" style:font-name-complex="Palatino" style:font-size-complex="10pt"/>
    </style:style>
    <style:style style:name="T3" style:family="text">
      <style:text-properties style:font-name-asian="Batang"/>
    </style:style>
    <style:style style:name="T4" style:family="text">
      <style:text-properties style:font-name-asian="Times New Roman"/>
    </style:style>
    <style:style style:name="T5" style:family="text">
      <style:text-properties officeooo:rsid="002cae6f" style:font-name-asian="Times New Roman"/>
    </style:style>
    <style:style style:name="T6" style:family="text">
      <style:text-properties fo:font-weight="bold" style:font-weight-asian="bold"/>
    </style:style>
    <style:style style:name="T7" style:family="text">
      <style:text-properties fo:font-size="11pt" style:font-size-asian="11pt" style:font-size-complex="11pt"/>
    </style:style>
    <style:style style:name="T8" style:family="text">
      <style:text-properties officeooo:rsid="002195fd"/>
    </style:style>
    <style:style style:name="T9" style:family="text">
      <style:text-properties officeooo:rsid="00244f8e"/>
    </style:style>
    <style:style style:name="T10" style:family="text">
      <style:text-properties officeooo:rsid="002510c4"/>
    </style:style>
    <style:style style:name="T11" style:family="text">
      <style:text-properties officeooo:rsid="00296c55"/>
    </style:style>
    <style:style style:name="T12" style:family="text">
      <style:text-properties officeooo:rsid="002cae6f"/>
    </style:style>
    <style:style style:name="T13" style:family="text">
      <style:text-properties fo:font-size="12pt" officeooo:rsid="00295b6c" style:font-size-asian="12pt" style:font-name-complex="Times New Roman" style:font-size-complex="12pt"/>
    </style:style>
    <style:style style:name="T14" style:family="text">
      <style:text-properties fo:font-size="12pt" style:font-size-asian="12pt" style:font-size-complex="12pt"/>
    </style:style>
    <style:style style:name="T15" style:family="text">
      <style:text-properties fo:font-size="12pt" officeooo:rsid="002ac78c" style:font-size-asian="12pt" style:font-size-complex="12pt"/>
    </style:style>
    <style:style style:name="T16" style:family="text">
      <style:text-properties style:font-name="Times New Roman" fo:font-size="12pt" officeooo:rsid="00295b6c" style:font-size-asian="12pt" style:font-name-complex="Times New Roman" style:font-size-complex="12pt" style:font-weight-complex="normal"/>
    </style:style>
    <style:style style:name="T17" style:family="text">
      <style:text-properties style:font-name="Times New Roman" fo:font-size="12pt" style:font-size-asian="12pt" style:font-size-complex="12pt" style:font-weight-complex="normal"/>
    </style:style>
    <style:style style:name="T18" style:family="text">
      <style:text-properties style:font-name="Times New Roman" fo:font-size="12pt" officeooo:rsid="002ac78c" style:font-size-asian="12pt"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italic" officeooo:rsid="002cae6f" style:font-style-asian="italic" style:font-style-complex="italic"/>
    </style:style>
    <style:style style:name="fr1" style:family="graphic" style:parent-style-name="Frame">
      <style:graphic-properties fo:margin-left="0.318cm" fo:margin-right="0.318cm" style:wrap="dynamic" style:number-wrapped-paragraphs="1" style:vertical-pos="from-top" style:vertical-rel="page" style:horizontal-pos="from-left" style:horizontal-rel="page" fo:background-color="#ffffff" style:background-transparency="0%" draw:fill="solid" draw:fill-color="#ffffff" draw:opacity="100%" fo:padding-left="0.247cm" fo:padding-right="0.247cm" fo:padding-top="0.141cm" fo:padding-bottom="0.141cm" fo:border="0.74pt solid #00000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8cm" fo:padding-right="0.28cm" fo:padding-top="0.153cm" fo:padding-bottom="0.153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14.272cm" svg:y="11.58cm" svg:width="4.36cm" draw:z-index="1">
        <draw:text-box fo:min-height="0.37cm">
          <text:p text:style-name="P20">Bei Antwort und Zahlung bitte angeben</text:p>
          <text:p text:style-name="P22"><text:bookmark-start text:name="AKTE_ZEICHEN"/>{{AKTE_ZEICHEN}}<text:bookmark-end text:name="AKTE_ZEICHEN"/></text:p>
        </draw:text-box>
      </draw:frame>
      <text:p text:style-name="P33"/>
      <text:p text:style-name="Standard"/>
      <text:p text:style-name="P11"/>
      <text:p text:style-name="P11"/>
      <text:p text:style-name="P11"><draw:frame draw:style-name="fr2" draw:name="Frame1" text:anchor-type="char" svg:x="10.624cm" svg:y="0.041cm" svg:width="7.156cm" svg:height="6.521cm" draw:z-index="0"><draw:text-box><text:p text:style-name="P30">RA 1</text:p><text:p text:style-name="P10">Rechtsanwältin</text:p><text:p text:style-name="P10"/><text:p text:style-name="P30">RA 2</text:p><text:p text:style-name="P10">Rechtsanwalt</text:p><text:p text:style-name="P11"/><text:p text:style-name="P11"/><text:p text:style-name="P30">Straße Hausnummer</text:p><text:p text:style-name="P30">PLZ Ort</text:p><text:p text:style-name="P13"/><text:p text:style-name="P14">Tel.:<text:tab/><text:span text:style-name="T12">Nummer 1</text:span></text:p><text:p text:style-name="P14"><text:tab/><text:span text:style-name="T12">Nummer 2</text:span></text:p><text:p text:style-name="P14">Fax:<text:tab/><text:span text:style-name="T12">Nummer</text:span></text:p><text:p text:style-name="P14"/><text:p text:style-name="P15">E-Mail:<text:tab/><text:span text:style-name="T12">Adresse</text:span></text:p><text:p text:style-name="P14">Internet: <text:span text:style-name="T12">Adresse</text:span></text:p></draw:text-box></draw:frame>Anwaltskanzlei , <text:span text:style-name="T12">Straße Hausnummer</text:span>, <text:span text:style-name="T12">PLZ Ort</text:span></text:p>
      <text:p text:style-name="Standard"/>
      <text:p text:style-name="P26">{{DRITTE_VORNAME}} {{DRITTE_VORNAME}}</text:p>
      <text:p text:style-name="Standard"><text:bookmark-start text:name="GEGNER_NAME"/>{{GEGNER_<text:span text:style-name="T8">FIRMA</text:span>}}<text:bookmark-end text:name="GEGNER_NAME"/></text:p>
      <text:p text:style-name="Standard"><text:bookmark-start text:name="GEGNER_STRASSE"/>{{GEGNER_STRASSE}}<text:bookmark-end text:name="GEGNER_STRASSE"/> <text:s text:c="7"/></text:p>
      <text:p text:style-name="P9"><text:bookmark-start text:name="GEGNER_PLZ"/>{{GEGNER_PLZ}}<text:bookmark-end text:name="GEGNER_PLZ"/><text:bookmark-start text:name="GEGNER_ORT"/>{{GEGNER_ORT}}<text:bookmark-end text:name="GEGNER_ORT"/></text:p>
      <text:p text:style-name="Standard"/>
      <text:p text:style-name="Standard"/>
      <text:p text:style-name="P23">vorab per Fax: <text:bookmark-start text:name="GEGNER_FAX"/>{{GEGNER_FAX}}<text:bookmark-end text:name="GEGNER_FAX"/></text:p>
      <text:p text:style-name="P24">vorab per E-Mail: {{GEGNER_EMAIL}}</text:p>
      <text:p text:style-name="P9"/>
      <text:p text:style-name="P9"/>
      <text:p text:style-name="P27">{{AKTE_NOTIZ}}</text:p>
      <text:p text:style-name="P31"><text:span text:style-name="T16">Ihr Zeichen: </text:span><text:span text:style-name="T17">{{</text:span><text:span text:style-name="T18">DRITTE</text:span><text:span text:style-name="T17">_AKTE_ZEICHEN}}</text:span></text:p>
      <text:p text:style-name="P19"/>
      <text:p text:style-name="P12"/>
      <text:p text:style-name="P21"/>
      <text:p text:style-name="P25"><text:span text:style-name="T7"><text:s text:c="5"/>Riesa, </text:span><text:bookmark-start text:name="KURZDATUM"/><text:span text:style-name="T7">{{KURZDATUM}}</text:span><text:bookmark-end text:name="KURZDATUM"/></text:p>
      <text:p text:style-name="P21"/>
      <text:p text:style-name="P21"/>
      <text:p text:style-name="Standard"><text:bookmark-start text:name="GEGNER_ANREDE"/>{{GEGNER_ANREDE}}<text:bookmark-end text:name="GEGNER_ANREDE"/></text:p>
      <text:p text:style-name="P16"/>
      <text:p text:style-name="P16">mit beiliegender beglaubigter Vollmacht zeige ich die rechtliche Vertretung von <text:bookmark-start text:name="MANDANT_VORNAME"/>{{MANDANT_VORNAME}}<text:bookmark-end text:name="MANDANT_VORNAME"/> <text:bookmark-start text:name="MANDANT_NAME"/>{{MANDANT_NAME}}<text:bookmark-end text:name="MANDANT_NAME"/>, <text:bookmark-start text:name="MANDANT_STRASSE"/>{{MANDANT_STRASSE}}<text:bookmark-end text:name="MANDANT_STRASSE"/> in <text:s/><text:bookmark-start text:name="MANDANT_PLZ"/>{{MANDANT_PLZ}}<text:bookmark-end text:name="MANDANT_PLZ"/> <text:bookmark-start text:name="MANDANT_ORT"/>{{MANDANT_ORT}}<text:bookmark-end text:name="MANDANT_ORT"/> an. Gegenstand des mir erteilten Mandats ist die Geltendmachung materieller und immaterieller Schadensersatzansprüche aus dem o.g. Verkehrsunfall.</text:p>
      <text:p text:style-name="P16"/>
      <text:p text:style-name="P16"/>
      <text:list xml:id="list1476682716" text:style-name="WW8Num1">
        <text:list-item>
          <text:p text:style-name="P29">Statusangaben</text:p>
        </text:list-item>
      </text:list>
      <text:p text:style-name="P16"/>
      <text:p text:style-name="P16"><text:span text:style-name="T10">Mein Mandant </text:span>ist Eigentümer des Fahrzeugs <text:span text:style-name="T20">Marke</text:span>, <text:span text:style-name="T19">Typ </text:span>mit dem amtl. Kennzeichen <text:span text:style-name="T12">XXX XX-123</text:span>.</text:p>
      <text:p text:style-name="P16"/>
      <text:p text:style-name="P16"><text:span text:style-name="T10">Herr/Frau </text:span>war zum Unfallzeitpunkt Fahrer, <text:span text:style-name="T10">Herr/Frau </text:span>Halter und <text:span text:style-name="T10">Sie sind </text:span>Haftpflichtversicherer des <text:span text:style-name="T10">PKWs/LKWs</text:span> <text:span text:style-name="T20">Marke</text:span>, <text:span text:style-name="T20">Typ</text:span><text:span text:style-name="T12"> </text:span>mit dem amtl. Kennzeichen <text:span text:style-name="T12">XXX</text:span>-<text:span text:style-name="T12">XX</text:span> <text:span text:style-name="T12">456.</text:span> </text:p>
      <text:p text:style-name="P16"/>
      <text:p text:style-name="P16">Der Unfall wurde durch PR <text:s text:c="12"/>unter der Tagebuchnummer <text:s text:c="16"/>aufgenommen. Die amtl. E-Akte wurde angefordert und kann Ihnen unter Ausgleich der üblichen Gebühr bei Vorlage zur Verfügung gestellt werden.</text:p>
      <text:p text:style-name="P16"><text:s/></text:p>
      <text:p text:style-name="P16">Mein/e Mandant/in ist nicht selbstständig.</text:p>
      <text:p text:style-name="P16"/>
      <text:p text:style-name="P16"/>
      <text:p text:style-name="P16"/>
      <text:p text:style-name="P16"/>
      <text:list xml:id="list165117547529391" text:continue-numbering="true" text:style-name="WW8Num1">
        <text:list-item>
          <text:p text:style-name="P29"><text:soft-page-break/>Unfallhergang</text:p>
        </text:list-item>
      </text:list>
      <text:p text:style-name="P16"/>
      <text:p text:style-name="P16"><text:span text:style-name="T10">Mein Mandant </text:span>befuhr mit seinem PKW </text:p>
      <text:p text:style-name="P16"/>
      <text:p text:style-name="P16"/>
      <text:p text:style-name="P16">Das Fahrzeug <text:span text:style-name="T12">das Fahrzeug meines Mandanten </text:span>war zum Zeitpunkt des Unfalles nach Aussage des <text:span text:style-name="T12">Schadens</text:span>-Sachverständigen nicht mehr verkehrstüchtig und ebenfalls nicht mittels einer Notreparatur in einem StVO- und StVZO-tauglichen Zustand zu bringen.</text:p>
      <text:p text:style-name="P16"/>
      <text:list xml:id="list165116236339776" text:continue-numbering="true" text:style-name="WW8Num1">
        <text:list-item>
          <text:p text:style-name="P29">Schaden</text:p>
        </text:list-item>
      </text:list>
      <text:p text:style-name="P16"/>
      <text:p text:style-name="P16"><text:span text:style-name="T10">Mein Mandant</text:span> möchte sein Fahrzeug reparieren lassen. Zu Beweissicherungszwecken wurde dies noch nicht eingeleitet. <text:span text:style-name="T10">Herrn/ Frau </text:span>sind die folgenden Schäden durch die Rechtsgutverletzung entstanden </text:p>
      <text:p text:style-name="P16"/>
      <text:p text:style-name="P16">Das Fahrzeug <text:span text:style-name="T12">meiner Mandantschaft </text:span>wird in die Nutzungsausfallklasse ? (<text:span text:style-name="T12">XX </text:span>€ am Tag) laut den Tabellen nach Sanden/Danner eingestuft.</text:p>
      <text:p text:style-name="P16"/>
      <text:p text:style-name="P17">Fahrzeugschaden <text:tab/>dem Grunde nach</text:p>
      <text:p text:style-name="P17">(Reparaturkosten/Wiederbeschaffungswert/ fiktive Reparaturkosten)</text:p>
      <text:p text:style-name="P17">Nutzungsausfall<text:tab/>dem Grunde nach</text:p>
      <text:p text:style-name="P17">merkantiler Minderwert<text:tab/>dem Grunde nach</text:p>
      <text:p text:style-name="P17">allg. Unkostenpauschale<text:tab/>25,00 €</text:p>
      <text:p text:style-name="P17">An- und Abmeldekosten<text:tab/> dem Grunde nach</text:p>
      <text:p text:style-name="P17">Sachverständigenkosten<text:tab/>dem Grunde nach</text:p>
      <text:p text:style-name="P17">Abschleppkosten <text:tab/>dem Grunde nach</text:p>
      <text:p text:style-name="P17">Standkosten<text:tab/>dem Grunde nach</text:p>
      <text:p text:style-name="P17">Reisekosten<text:tab/>dem Grunde nach</text:p>
      <text:p text:style-name="P17">Zinskosten<text:tab/>dem Grunde nach</text:p>
      <text:p text:style-name="P17">weitere Sachschäden: Brille, Kleidung, Transportgut, Benzin</text:p>
      <text:p text:style-name="P17">Verdienstausfall</text:p>
      <text:p text:style-name="P17">Rente</text:p>
      <text:p text:style-name="P17"/>
      <text:p text:style-name="P17">Praxisgebühr Notfallambulanz<text:tab/>10,00 €</text:p>
      <text:p text:style-name="P17">Transportkosten Notfallambulanz<text:tab/>dem Grunde nach</text:p>
      <text:p text:style-name="P17">Schmerzensgeld<text:tab/>dem Grunde nach</text:p>
      <text:p text:style-name="P16"/>
      <text:p text:style-name="P16"/>
      <text:p text:style-name="P16">4. rechtliche Ausführungen</text:p>
      <text:p text:style-name="P16"/>
      <text:p text:style-name="P16"><text:span text:style-name="T10">Sie sind mit dem Fahrer und Halter </text:span>gesamtschuldnerisch verpflichtet, die infolge des Unfalls <text:span text:style-name="T10">von meinem Mandant </text:span>auf<text:span text:style-name="T10">zu</text:span>wende<text:span text:style-name="T10">nd</text:span>en Kosten <text:span text:style-name="T10">zur Wiederherstellung des verunfallten Fahrzeugs </text:span>vollumfänglich zu ersetzen und ihn <text:span text:style-name="T10">darüber hinaus </text:span>in einen Zustand zu versetzen, wie er ohne das schädigende Ereignis gestanden hätte. ( § 840 BGB und § 249 I BGB)</text:p>
      <text:p text:style-name="P16"/>
      <text:p text:style-name="P16">Die Schadenersatzpflicht folgt gegenüber <text:span text:style-name="T10">dem Fahrer gemäß </text:span>§§ 18, 7 StVG i.V.m. § 249 BGB, gegenüber <text:span text:style-name="T10">dem Halter </text:span>gem. § 7 StVG i.V.m. § 249 BGB und <text:span text:style-name="T10">Ihnen gegenüber </text:span>gem. §§ 1 und 3 PflVersG, <text:span text:style-name="T10">§ 115 VVG i.V.m. §§ 249ff BGB</text:span>.</text:p>
      <text:p text:style-name="P16"/>
      <text:p text:style-name="P16"/>
      <text:p text:style-name="P16"><text:soft-page-break/>Ich bitte um Einholung eines Arztberichtes zur Bezifferung eines angemessenen Schmerzengeldes bei <text:s text:c="10"/>. Eine Schweigepflichtentbindungserklärung ist im Original beigefügt. </text:p>
      <text:p text:style-name="P16"/>
      <text:p text:style-name="P16">Eine Schadensbegutachtung wurde zwischenzeitlich eingeleitet. Das entsprechende Gutachten wird Ihnen direkt durch den Gutachter übersandt, incl. seiner Kostennote. Ich bitte um deren Ausgleich. </text:p>
      <text:p text:style-name="P16"/>
      <text:p text:style-name="P16">oder </text:p>
      <text:p text:style-name="P16"/>
      <text:p text:style-name="P16">Soweit die Haftung dem Grunde nach nicht oder nur teilweise anerkannt wird, bitte ich um Reparaturfreigabe für das Fahrzeug meines Mandant, da dieser dringend auf sein Fahrzeug angewiesen ist. Sollte dies nicht erfolgen können, bitte ich um Einholung eines Schadensgutachtens.</text:p>
      <text:p text:style-name="P16"/>
      <text:p text:style-name="P16">Da das Fahrzeug meiner/s Mandantin/en voraussichtlich einen wirtschaftlichen Totalschaden erlitten hatte, bitte ich nach Eingang des Schadensgutachtens kurzfristig, um Verkaufsfreigabe des Fahrzeugs, ggfls. unter Benennung eines Aufkäufers mit einem höheren Restwertangebot als im Schadensgutachten aufgeführt. Einer entsprechenden Stellungnahme sehe ich bis zum ………………… entgegen. </text:p>
      <text:p text:style-name="P16"/>
      <text:p text:style-name="P16">Darüber hinaus teile ich mit, dass ich für ein Restwertangebot für das Fahrzeug meiner Mandantschaft <text:span text:style-name="T6">nicht zustellungsbevollmächtigt bin. </text:span>Entsprechende Angebote<text:span text:style-name="T6"> </text:span>bitte ich direkt an meine Mandantschaft zu übersenden.</text:p>
      <text:p text:style-name="P16"/>
      <text:p text:style-name="P16">Meine Mandantschaft beabsichtigt während des Zeitraumes der Anschaffung des Ersatzfahrzeuges ein Mietfahrzeug zu benutzen. Ich bitte um kurzfristige Mitteilung, ob hierzu Kostendeckungszusage erteilt wird und gegebenenfalls um Benennung von Mietwagenunternehmen in der hiesigen Region, deren Miettarife von Ihnen akzeptiert werden. </text:p>
      <text:p text:style-name="P16"/>
      <text:p text:style-name="P18">Nach der geltenden Rechtsprechung ist Ihnen eine angemessene Frist zur Prüfung von Grund und Umfang der Eintrittspflicht zuzubilligen. (Saarländisches OLG vom 16.11.1990) <text:span text:style-name="T11">In der Regel ist die Überprüfungsfrist mit 3 bis 4 Wochen ab Zugang eines spezifizierten Anspruchsschreibens zu bemessen (LG Zweibrücken, Urteil vom 16. Oktober 2015 – 2 O 104/15 –, juris). </text:span>Ihrer Stellungnahme für die Schadenseintrittspflicht sehe ich daher bis zum <text:s text:c="11"/>entgegen.</text:p>
      <text:p text:style-name="P16"/>
      <text:p text:style-name="P16"/>
      <text:p text:style-name="P16">Mit freundlichen Grüßen</text:p>
      <text:p text:style-name="P16"/>
      <text:p text:style-name="P16"/>
      <text:p text:style-name="P32">Name</text:p>
      <text:p text:style-name="P16">Rechtsanwalt</text:p>
      <text:p text:style-name="Standard"/>
      <text:p text:style-name="P16"/>
      <text:p text:style-name="Standard">Anlage</text:p>
      <text:p text:style-name="Standard">wie oben benannt</text:p>
      <text:p text:style-name="Standard"><text: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은 바탕" svg:font-family="'은 바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은 바탕" style:font-family-asian="'은 바탕'"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7pt" fo:font-weight="bold" style:font-size-asian="7pt"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z-Formularende"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ormularbeginn"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Palatino" fo:font-size="10pt" fo:font-weight="bold" style:font-size-asian="10pt" style:font-weight-asian="bold" style:font-name-complex="Palatino" style:font-size-complex="10pt"/>
    </style:style>
    <style:style style:name="MP3" style:family="paragraph" style:parent-style-name="Header">
      <style:paragraph-properties fo:text-align="center" style:justify-single-word="false"/>
      <style:text-properties fo:font-size="22pt" fo:font-weight="bold" style:font-size-asian="22pt" style:font-weight-asian="bold" style:font-size-complex="22pt"/>
    </style:style>
    <style:style style:name="MP4" style:family="paragraph" style:parent-style-name="Footer">
      <style:paragraph-properties fo:text-align="center" style:justify-single-word="false"/>
      <style:text-properties fo:font-size="8pt" style:font-size-asian="8pt" style:font-size-complex="8pt"/>
    </style:style>
    <style:style style:name="MP5" style:family="paragraph" style:parent-style-name="Footer">
      <style:paragraph-properties fo:text-align="center" style:justify-single-word="false"/>
      <style:text-properties style:font-name="Times New Roman" fo:font-size="8pt" officeooo:rsid="00034cd7" style:font-size-asian="8pt" style:font-name-complex="Times New Roman" style:font-size-complex="8pt"/>
    </style:style>
    <style:style style:name="MP6" style:family="paragraph" style:parent-style-name="Standard">
      <style:paragraph-properties fo:text-align="center" style:justify-single-word="false"/>
      <style:text-properties style:font-name="Times New Roman" fo:font-size="8pt" officeooo:rsid="00034cd7" officeooo:paragraph-rsid="00034cd7" style:font-size-asian="8pt" style:font-name-complex="Times New Roman" style:font-size-complex="8pt"/>
    </style:style>
    <style:style style:name="MP7" style:family="paragraph" style:parent-style-name="Standard">
      <style:paragraph-properties fo:text-align="center" style:justify-single-word="false"/>
      <style:text-properties style:font-name="Times New Roman" fo:font-size="8pt" officeooo:rsid="000ecc15" officeooo:paragraph-rsid="00034cd7" style:font-size-asian="8pt" style:font-name-complex="Times New Roman" style:font-size-complex="8pt"/>
    </style:style>
    <style:style style:name="MP8" style:family="paragraph" style:parent-style-name="Footer">
      <style:paragraph-properties fo:text-align="center" style:justify-single-word="false"/>
      <style:text-properties style:font-name="Palatino" fo:font-size="8pt" style:font-size-asian="8pt" style:font-name-complex="Palatino" style:font-size-complex="8pt"/>
    </style:style>
    <style:style style:name="MT1" style:family="text">
      <style:text-properties style:font-name="Palatino" fo:font-size="10pt" fo:font-weight="bold" style:font-size-asian="10pt" style:font-weight-asian="bold" style:font-name-complex="Palatino" style:font-size-complex="10pt"/>
    </style:style>
    <style:style style:name="MT2" style:family="text">
      <style:text-properties style:font-name="Palatino" fo:font-size="10pt" fo:font-weight="bold" style:font-name-asian="Palatino" style:font-size-asian="10pt" style:font-weight-asian="bold" style:font-name-complex="Palatino" style:font-size-complex="10pt"/>
    </style:style>
    <style:style style:name="MT3" style:family="text">
      <style:text-properties style:font-name-asian="Batang"/>
    </style:style>
    <style:style style:name="MT4" style:family="text">
      <style:text-properties style:font-name-asian="Times New Roman"/>
    </style:style>
    <style:style style:name="MT5" style:family="text">
      <style:text-properties officeooo:rsid="002cae6f" style:font-name-asian="Times New Roman"/>
    </style:style>
    <style:page-layout style:name="Mpm1">
      <style:page-layout-properties fo:page-width="21.001cm" fo:page-height="29.7cm" style:num-format="1" style:print-orientation="portrait" fo:margin-top="2.401cm" fo:margin-bottom="1.251cm" fo:margin-left="2.7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pan text:style-name="MT1">Seite</text:span><text:span text:style-name="MT2"> </text:span><text:span text:style-name="MT1"><text:page-number text:select-page="current">3</text:page-number></text:span><text:span text:style-name="MT2"> </text:span><text:span text:style-name="MT1">von</text:span><text:span text:style-name="MT2"> </text:span><text:span text:style-name="MT1"><text:page-count style:num-format="1">3</text:page-count></text:span></text:p>
        <text:p text:style-name="MP2"/>
      </style:header>
      <style:footer>
        <text:p text:style-name="Footer"/>
      </style:footer>
    </style:master-page>
    <style:master-page style:name="First_20_Page" style:display-name="First Page" style:page-layout-name="Mpm1" style:next-style-name="Standard">
      <style:header>
        <text:p text:style-name="MP3"><text:span text:style-name="MT3">Anwaltskanzlei</text:span><text:span text:style-name="MT4"> </text:span><text:span text:style-name="MT5">Mustermann</text:span></text:p>
      </style:header>
      <style:footer>
        <text:p text:style-name="MP4">Steuernummer: 209/203/05793</text:p>
        <text:p text:style-name="MP5">Deutsche Bank IBAN: DE17 8707 0024 0662 5487 00</text:p>
        <text:p text:style-name="MP6">BIC: DEUTDEDBCHE</text:p>
        <text:p text:style-name="MP7"/>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waltskanzlei Haupt, Hauptstraße 68, 01587 Riesa</dc:title>
    <meta:initial-creator>Voodoomax</meta:initial-creator>
    <meta:creation-date>2004-11-25T10:49:00</meta:creation-date>
    <dc:date>2018-09-18T16:51:15.413000000</dc:date>
    <meta:print-date>2004-04-29T09:09:00</meta:print-date>
    <meta:editing-cycles>35</meta:editing-cycles>
    <meta:generator>LibreOffice/5.3.3.2$Windows_x86 LibreOffice_project/3d9a8b4b4e538a85e0782bd6c2d430bafe583448</meta:generator>
    <meta:editing-duration>PT38M16S</meta:editing-duration>
    <meta:document-statistic meta:table-count="0" meta:image-count="0" meta:object-count="0" meta:page-count="3" meta:paragraph-count="76" meta:word-count="692" meta:character-count="5356" meta:non-whitespace-character-count="4663"/>
    <meta:user-defined meta:name="Info 3"/>
    <meta:user-defined meta:name="Info 4"/>
    <meta:user-defined meta:name="dgnword-docGUID">{5BBCC854-B529-4EE8-AAB4-438511357F52}</meta:user-defined>
    <meta:user-defined meta:name="dgnword-eventsink">31288304</meta:user-defined>
  </office:meta>
</office:document-meta>
</file>